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11.84mm" fo:break-before="auto" style:use-optimal-row-height="true"/>
    </style:style>
    <style:style style:name="ro24" style:family="table-row">
      <style:table-row-properties style:row-height="29.47mm" fo:break-before="auto" style:use-optimal-row-height="true"/>
    </style:style>
    <style:style style:name="ro25" style:family="table-row">
      <style:table-row-properties style:row-height="36.32mm" fo:break-before="auto" style:use-optimal-row-height="true"/>
    </style:style>
    <style:style style:name="ro26" style:family="table-row">
      <style:table-row-properties style:row-height="43.16mm" fo:break-before="auto" style:use-optimal-row-height="true"/>
    </style:style>
    <style:style style:name="ro27" style:family="table-row">
      <style:table-row-properties style:row-height="56.85mm" fo:break-before="auto" style:use-optimal-row-height="true"/>
    </style:style>
    <style:style style:name="ro28" style:family="table-row">
      <style:table-row-properties style:row-height="32.1mm" fo:break-before="auto" style:use-optimal-row-height="true"/>
    </style:style>
    <style:style style:name="ro29" style:family="table-row">
      <style:table-row-properties style:row-height="4.73mm" fo:break-before="auto" style:use-optimal-row-height="true"/>
    </style:style>
    <style:style style:name="ro30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4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7" style:family="text">
      <style:text-properties style:font-name-asian="DejaVu Sans Mono" style:font-name-complex="DejaVu Sans Mono" style:font-size-asian="8.5pt" style:font-size-complex="8.5pt" fo:color="#008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9" style:family="text">
      <style:text-properties style:font-name-asian="DejaVu Sans Mono" style:font-name-complex="DejaVu Sans Mono" style:font-size-asian="8.5pt" style:font-size-complex="8.5pt" fo:color="#008000" fo:font-weight="normal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-asian="DejaVu Sans Mono" style:font-name-complex="DejaVu Sans Mono" style:font-size-asian="8.5pt" style:font-size-complex="8.5pt" fo:color="#008000" fo:font-weight="normal" style:font-weight-asian="normal" style:font-weight-complex="normal"/>
    </style:style>
    <style:style style:name="T6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2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3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6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7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6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/>
    </style:style>
    <style:style style:name="T69" style:family="text">
      <style:text-properties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0" style:family="text">
      <style:text-properties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1" style:family="text">
      <style:text-properties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7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3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8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8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8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/>
    </style:style>
    <style:style style:name="T89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0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5" style:family="text">
      <style:text-properties fo:color="#008000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9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9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0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2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7" style:family="text">
      <style:text-properties style:font-name-asian="Consolas" style:font-name-complex="Consolas" style:font-size-asian="9.5pt" style:font-size-complex="9.5pt"/>
    </style:style>
    <style:style style:name="T108" style:family="text">
      <style:text-properties style:text-position="super 58%"/>
    </style:style>
    <style:style style:name="T10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3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4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7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37">A</text:span><text:span text:style-name="T21"> </text:span><text:span text:style-name="T22">(1)</text:span></text:p>
            <text:p><text:span text:style-name="T34">(&lt;TS&gt;)</text:span><text:span text:style-name="T35"> </text:span><text:span text:style-name="T36">(&gt;&gt;)</text:span><text:span text:style-name="T35"> </text:span><text:span text:style-name="T38">B</text:span><text:span text:style-name="T39"> </text:span><text:span text:style-name="T40">(1)</text:span></text:p>
          </table:table-cell>
          <table:table-cell table:style-name="ce18" office:value-type="string" calcext:value-type="string">
            <text:p><text:span text:style-name="T34">(&lt;TS&gt;)</text:span><text:span text:style-name="T35"> </text:span><text:span text:style-name="T36">(&gt;&gt;)</text:span><text:span text:style-name="T35"> </text:span><text:span text:style-name="T38">A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B</text:span><text:span text:style-name="T39"> </text:span><text:span text:style-name="T40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39"> </text:span><text:span text:style-name="T40">(1)</text:span></text:p>
            <text:p><text:span text:style-name="T34">(&lt;TS&gt;)</text:span><text:span text:style-name="T35"> </text:span><text:span text:style-name="T36">(&gt;&gt;)</text:span><text:span text:style-name="T35"> </text:span><text:span text:style-name="T38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 </text:span><text:span text:style-name="T42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4">(&lt;TS&gt;)</text:span><text:span text:style-name="T35"> </text:span><text:span text:style-name="T36">(&gt;&gt;)</text:span><text:span text:style-name="T35"> </text:span><text:span text:style-name="T38">A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B</text:span><text:span text:style-name="T39"> </text:span><text:span text:style-name="T40">(1)</text:span></text:p>
            <text:p><text:span text:style-name="T34">(&lt;TS&gt;</text:span><text:span text:style-name="T44">)</text:span><text:span text:style-name="T50"> </text:span><text:span text:style-name="T51">(&gt;&gt;)</text:span><text:span text:style-name="T52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39"> </text:span><text:span text:style-name="T40">(1)</text:span></text:p>
            <text:p><text:span text:style-name="T34">(&lt;TS&gt;)</text:span><text:span text:style-name="T35"> </text:span><text:span text:style-name="T36">(&gt;&gt;)</text:span><text:span text:style-name="T35"> </text:span><text:span text:style-name="T38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</table:table-cell>
          <table:table-cell office:value-type="string" calcext:value-type="string">
            <text:p><text:span text:style-name="T34">(&lt;TS&gt;)</text:span><text:span text:style-name="T35"> </text:span><text:span text:style-name="T36">(&gt;&gt;)</text:span><text:span text:style-name="T35"> </text:span><text:span text:style-name="T38">A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 </text:span><text:span text:style-name="T36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39"> </text:span><text:span text:style-name="T40">(1)</text:span></text:p>
            <text:p><text:span text:style-name="T34">(&lt;TS&gt;)</text:span><text:span text:style-name="T35"> </text:span><text:span text:style-name="T36">(&gt;&gt;)</text:span><text:span text:style-name="T35"> </text:span><text:span text:style-name="T38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</text:span><text:span text:style-name="T44">)</text:span><text:span text:style-name="T45"> </text:span><text:span text:style-name="T46">(&lt;&lt;)</text:span><text:span text:style-name="T8">  </text:span><text:span text:style-name="T47">(0)</text:span></text:p>
          </table:table-cell>
          <table:table-cell office:value-type="string" calcext:value-type="string">
            <text:p><text:span text:style-name="T34">(&lt;TS&gt;)</text:span><text:span text:style-name="T35"> </text:span><text:span text:style-name="T36">(&gt;&gt;)</text:span><text:span text:style-name="T35"> </text:span><text:span text:style-name="T38">A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 </text:span><text:span text:style-name="T36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39"> </text:span><text:span text:style-name="T40">(1)</text:span></text:p>
            <text:p><text:span text:style-name="T34">(&lt;TS&gt;)</text:span><text:span text:style-name="T35"> </text:span><text:span text:style-name="T36">(&gt;&gt;)</text:span><text:span text:style-name="T35"> </text:span><text:span text:style-name="T38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</text:span><text:span text:style-name="T44">)</text:span><text:span text:style-name="T45"> </text:span><text:span text:style-name="T46">(&lt;&lt;)</text:span><text:span text:style-name="T48">  </text:span><text:span text:style-name="T49">(0)</text:span></text:p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4">(&lt;TS&gt;)</text:span><text:span text:style-name="T35"> </text:span><text:span text:style-name="T36">(&gt;&gt;)</text:span><text:span text:style-name="T35"> </text:span><text:span text:style-name="T38">A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B</text:span><text:span text:style-name="T39"> </text:span><text:span text:style-name="T40">(1)</text:span></text:p>
            <text:p><text:span text:style-name="T34">(&lt;TS&gt;)</text:span><text:span text:style-name="T35"> </text:span><text:span text:style-name="T36">(&lt;&lt;)</text:span><text:span text:style-name="T35">  </text:span><text:span text:style-name="T36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OK</text:span><text:span text:style-name="T39"> </text:span><text:span text:style-name="T40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4">(&lt;TS&gt;)</text:span><text:span text:style-name="T35"> </text:span><text:span text:style-name="T36">(&lt;&lt;) </text:span><text:span text:style-name="T42">&lt;NUL&gt;</text:span></text:p>
          </table:table-cell>
          <table:table-cell table:style-name="ce21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&lt;NUL&gt;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34">(&lt;TS&gt;)</text:span><text:span text:style-name="T35"> </text:span><text:span text:style-name="T36">(&gt;&gt;)</text:span><text:span text:style-name="T35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&lt;NUL&gt;</text:span><text:span text:style-name="T35"> </text:span><text:span text:style-name="T36">(2)</text:span></text:p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&lt;NUL&gt;</text:span><text:span text:style-name="T35"> </text:span><text:span text:style-name="T36">(2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</text:span><text:span text:style-name="T44">)</text:span><text:span text:style-name="T45"> </text:span><text:span text:style-name="T46">(&lt;&lt;)</text:span><text:span text:style-name="T8">  </text:span><text:span text:style-name="T47">(0)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78">(&lt;TS&gt;)</text:span><text:span text:style-name="T79"> </text:span><text:span text:style-name="T80">(&gt;&gt;)</text:span><text:span text:style-name="T79">  </text:span><text:span text:style-name="T80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3">&lt;NUL&gt;</text:span><text:span text:style-name="T35"> </text:span><text:span text:style-name="T36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3">&lt;NUL&gt;&lt;NUL&gt;</text:span><text:span text:style-name="T35"> </text:span><text:span text:style-name="T36">(2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</text:span><text:span text:style-name="T44">)</text:span><text:span text:style-name="T45"> </text:span><text:span text:style-name="T46">(&lt;&lt;)</text:span><text:span text:style-name="T48">  </text:span><text:span text:style-name="T49">(0)</text:span></text:p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4">(&lt;TS&gt;)</text:span><text:span text:style-name="T35"> </text:span><text:span text:style-name="T36">(&lt;&lt;)</text:span><text:span text:style-name="T35">  </text:span><text:span text:style-name="T36">(0)</text:span></text:p>
            <text:p><text:span text:style-name="T34">(&lt;TS&gt;)</text:span><text:span text:style-name="T35"> </text:span><text:span text:style-name="T36">(&lt;&lt;)</text:span><text:span text:style-name="T35">  </text:span><text:span text:style-name="T36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OK</text:span><text:span text:style-name="T39"> </text:span><text:span text:style-name="T40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4">(&lt;TS&gt;)</text:span><text:span text:style-name="T35"> </text:span><text:span text:style-name="T36">(&lt;&lt;) </text:span></text:p>
          </table:table-cell>
          <table:table-cell table:style-name="ce21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  <text:p><text:span text:style-name="T34">(&lt;TS&gt;)</text:span><text:span text:style-name="T35"> </text:span><text:span text:style-name="T36">(&lt;&lt;)</text:span><text:span text:style-name="T48">  </text:span><text:span text:style-name="T49">(0)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  <text:p><text:span text:style-name="T34">(&lt;TS&gt;)</text:span><text:span text:style-name="T35"> </text:span><text:span text:style-name="T36">(&lt;&lt;)</text:span><text:span text:style-name="T48">  </text:span><text:span text:style-name="T49">(0)</text:span></text:p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OK</text:span><text:span text:style-name="T54"> </text:span><text:span text:style-name="T55">(2)</text:span></text:p>
          </table:table-cell>
          <table:table-cell table:style-name="ce22" office:value-type="string" calcext:value-type="string"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OK</text:span><text:span text:style-name="T39"> </text:span><text:span text:style-name="T40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/text:p>
          </table:table-cell>
          <table:table-cell table:style-name="ce21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</table:table-cell>
          <table:table-cell table:style-name="ce22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A</text:span><text:span text:style-name="T81"> </text:span><text:span text:style-name="T82">(1)</text:span></text:p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8">  </text:span><text:span text:style-name="T47">(0)</text:span></text:p>
            <text:p><text:span text:style-name="T34">(&lt;TS&gt;</text:span><text:span text:style-name="T44">)</text:span><text:span text:style-name="T45"> </text:span><text:span text:style-name="T46">(&lt;&lt;)</text:span><text:span text:style-name="T48">  </text:span><text:span text:style-name="T49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A</text:span><text:span text:style-name="T81"> </text:span><text:span text:style-name="T82">(1)</text:span></text:p>
            <text:p><text:span text:style-name="T78">(&lt;TS&gt;)</text:span><text:span text:style-name="T79"> </text:span><text:span text:style-name="T80">(&lt;&lt;)</text:span><text:span text:style-name="T79">  </text:span><text:span text:style-name="T80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 </text:span><text:span text:style-name="T49">(0)</text:span></text:p>
            <text:p><text:span text:style-name="T34">(&lt;TS&gt;</text:span><text:span text:style-name="T44">)</text:span><text:span text:style-name="T45"> </text:span><text:span text:style-name="T46">(&lt;&lt;)</text:span><text:span text:style-name="T48">  </text:span><text:span text:style-name="T49">(0)</text:span></text:p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OK</text:span><text:span text:style-name="T54"> </text:span><text:span text:style-name="T55">(2)</text:span></text:p>
          </table:table-cell>
          <table:table-cell table:style-name="ce22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A</text:span><text:span text:style-name="T81"> </text:span><text:span text:style-name="T82">(1)</text:span></text:p>
            <text:p><text:span text:style-name="T34">(&lt;TS&gt;)</text:span><text:span text:style-name="T35"> </text:span><text:span text:style-name="T36">(&lt;&lt;)</text:span><text:span text:style-name="T35">  </text:span><text:span text:style-name="T36">(0)</text:span></text:p>
            <text:p><text:span text:style-name="T34">(&lt;TS&gt;)</text:span><text:span text:style-name="T35"> </text:span><text:span text:style-name="T36">(&gt;&gt;)</text:span><text:span text:style-name="T35">  </text:span><text:span text:style-name="T36">(0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OK</text:span><text:span text:style-name="T39"> </text:span><text:span text:style-name="T40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/text:p>
          </table:table-cell>
          <table:table-cell table:style-name="ce21" office:value-type="string" calcext:value-type="string"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</text:span><text:span text:style-name="T58">B</text:span></text:p>
          </table:table-cell>
          <table:table-cell table:style-name="ce22" office:value-type="string" calcext:value-type="string">
            <text:p><text:span text:style-name="T34">(&lt;TS&gt;</text:span><text:span text:style-name="T44">)</text:span><text:span text:style-name="T50"> </text:span><text:span text:style-name="T51">(&lt;&gt;)</text:span><text:span text:style-name="T52"> </text:span><text:span text:style-name="T53">A</text:span><text:span text:style-name="T8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</text:span><text:span text:style-name="T58">B</text:span><text:span text:style-name="T54"> </text:span><text:span text:style-name="T55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A</text:span></text:p>
          </table:table-cell>
          <table:table-cell table:style-name="ce22" office:value-type="string" calcext:value-type="string">
            <text:p><text:span text:style-name="T34">(&lt;TS&gt;</text:span><text:span text:style-name="T44">)</text:span><text:span text:style-name="T50"> </text:span><text:span text:style-name="T51">(&lt;&gt;)</text:span><text:span text:style-name="T52"> </text:span><text:span text:style-name="T53">A</text:span><text:span text:style-name="T83">B</text:span><text:span text:style-name="T8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</text:span><text:span text:style-name="T58">B</text:span><text:span text:style-name="T54"> </text:span><text:span text:style-name="T55">(1)</text:span></text:p>
            <text:p><text:span text:style-name="T34">(&lt;TS&gt;)</text:span><text:span text:style-name="T35"> </text:span><text:span text:style-name="T36">(&lt;&lt;)</text:span><text:span text:style-name="T35"> </text:span><text:span text:style-name="T41">A</text:span><text:span text:style-name="T56"> </text:span><text:span text:style-name="T57">(1)</text:span></text:p>
            <text:p><text:span text:style-name="T34">(&lt;TS&gt;</text:span><text:span text:style-name="T44">)</text:span><text:span text:style-name="T45"> </text:span><text:span text:style-name="T46">(&gt;&gt;)</text:span><text:span text:style-name="T48"> </text:span><text:span text:style-name="T58">B</text:span><text:span text:style-name="T54"> </text:span><text:span text:style-name="T55">(1)</text:span></text:p>
          </table:table-cell>
          <table:table-cell table:style-name="ce22" office:value-type="string" calcext:value-type="string">
            <text:p><text:span text:style-name="T34">(&lt;TS&gt;</text:span><text:span text:style-name="T44">)</text:span><text:span text:style-name="T50"> </text:span><text:span text:style-name="T51">(&lt;&gt;)</text:span><text:span text:style-name="T52"> </text:span><text:span text:style-name="T53">A</text:span><text:span text:style-name="T83">B</text:span><text:span text:style-name="T84">A</text:span><text:span text:style-name="T83">B</text:span><text:span text:style-name="T56"> </text:span><text:span text:style-name="T57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4">(&lt;TS&gt;</text:span><text:span text:style-name="T44">)</text:span><text:span text:style-name="T50"> </text:span><text:span text:style-name="T51">(&lt;&lt;)</text:span><text:span text:style-name="T52"> </text:span><text:span text:style-name="T85">BB</text:span><text:span text:style-name="T56"> </text:span><text:span text:style-name="T57">(2)</text:span></text:p>
            <text:p>...and:</text:p>
            <text:p><text:span text:style-name="T34">(&lt;TS&gt;</text:span><text:span text:style-name="T44">)</text:span><text:span text:style-name="T50"> </text:span><text:span text:style-name="T51">(&gt;&gt;)</text:span><text:span text:style-name="T52"> </text:span><text:span text:style-name="T53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9">(&lt;TS&gt;</text:span><text:span text:style-name="T60">)</text:span><text:span text:style-name="T12"> </text:span><text:span text:style-name="T61">(&lt;&lt;)</text:span><text:span text:style-name="T12"> </text:span><text:span text:style-name="T62">41h</text:span><text:span text:style-name="T10"> </text:span><text:span text:style-name="T62">42h</text:span><text:span text:style-name="T10"> </text:span><text:span text:style-name="T62">43h</text:span><text:span text:style-name="T10"> </text:span><text:span text:style-name="T62">44h</text:span><text:span text:style-name="T10"> </text:span><text:span text:style-name="T62">45h</text:span><text:span text:style-name="T10"> </text:span><text:span text:style-name="T62">46h</text:span><text:span text:style-name="T10"> </text:span><text:span text:style-name="T61">(6)</text:span></text:p>
          </table:table-cell>
          <table:table-cell table:style-name="ce22" office:value-type="string" calcext:value-type="string">
            <text:p><text:span text:style-name="T60">(&lt;TS&gt;)</text:span><text:span text:style-name="T12"> </text:span><text:span text:style-name="T61">(&gt;&gt;)</text:span><text:span text:style-name="T12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1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7">(&lt;&lt;)</text:span><text:span text:style-name="T8"> </text:span><text:span text:style-name="T62">41h</text:span><text:span text:style-name="T10"> </text:span><text:span text:style-name="T61">(1)</text:span></text:p>
            <text:p><text:span text:style-name="T63">(&lt;TS&gt;</text:span><text:span text:style-name="T64">)</text:span><text:span text:style-name="T65"> </text:span><text:span text:style-name="T66">(&lt;&lt;)</text:span><text:span text:style-name="T65"> </text:span><text:span text:style-name="T62">41h</text:span><text:span text:style-name="T10"> </text:span><text:span text:style-name="T62">42h</text:span><text:span text:style-name="T10"> </text:span><text:span text:style-name="T62">41h</text:span><text:span text:style-name="T10"> </text:span><text:span text:style-name="T62">42h</text:span><text:span text:style-name="T10"> </text:span><text:span text:style-name="T62">43h</text:span><text:span text:style-name="T10"> ... </text:span><text:span text:style-name="T61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7">(&gt;&gt;)</text:span><text:span text:style-name="T8"> </text:span><text:span text:style-name="T9">41h</text:span><text:span text:style-name="T10"> </text:span><text:span text:style-name="T61">(1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1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86">&lt;TS&gt;</text:span><text:span text:style-name="T7">)</text:span><text:span text:style-name="T8"> </text:span><text:span text:style-name="T47">(&gt;&gt;)</text:span><text:span text:style-name="T8"> </text:span><text:span text:style-name="T9">41h</text:span><text:span text:style-name="T10"> </text:span><text:span text:style-name="T61">(1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1">(4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1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7">(&gt;&gt;)</text:span><text:span text:style-name="T8"> </text:span><text:span text:style-name="T9">41h</text:span><text:span text:style-name="T10"> </text:span><text:span text:style-name="T61">(1)</text:span></text:p>
            <text:p><text:span text:style-name="T64">(&lt;TS&gt;)</text:span><text:span text:style-name="T65"> </text:span><text:span text:style-name="T66">(&gt;&gt;)</text:span><text:span text:style-name="T65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1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9">(&lt;TS&gt;)</text:span><text:span text:style-name="T67"> </text:span><text:span text:style-name="T68">(&lt;&lt;)</text:span><text:span text:style-name="T67"> </text:span><text:span text:style-name="T69">41h</text:span><text:span text:style-name="T70"> </text:span><text:span text:style-name="T71">[Error: EOL keyword is not supported for binary terminals!]</text:span><text:span text:style-name="T10"> </text:span><text:span text:style-name="T62">41h</text:span><text:span text:style-name="T10"> </text:span><text:span text:style-name="T62">42h</text:span><text:span text:style-name="T10"> </text:span><text:span text:style-name="T61">(3)</text:span></text:p>
            <text:p><text:span text:style-name="T72">(&lt;TS&gt;)</text:span><text:span text:style-name="T65"> </text:span><text:span text:style-name="T66">(&lt;&lt;)</text:span><text:span text:style-name="T65"> </text:span><text:span text:style-name="T62">41h</text:span><text:span text:style-name="T10"> </text:span><text:span text:style-name="T62">42h</text:span><text:span text:style-name="T10"> </text:span><text:span text:style-name="T62">43h</text:span><text:span text:style-name="T10"> </text:span><text:span text:style-name="T61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76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3">(&lt;TS&gt;</text:span><text:span text:style-name="T14">)</text:span><text:span text:style-name="T15"> </text:span><text:span text:style-name="T74">(&lt;&lt;)</text:span><text:span text:style-name="T15"> </text:span><text:span text:style-name="T37">41h</text:span><text:span text:style-name="T21"> </text:span><text:span text:style-name="T22">(1)</text:span></text:p>
            <text:p><text:span text:style-name="T75">(&lt;TS&gt;</text:span><text:span text:style-name="T76">)</text:span><text:span text:style-name="T29"> </text:span><text:span text:style-name="T30">(&lt;&lt;)</text:span><text:span text:style-name="T29"> </text:span><text:span text:style-name="T37">42h</text:span><text:span text:style-name="T21"> </text:span><text:span text:style-name="T22">(1)</text:span></text:p>
            <text:p><text:span text:style-name="T76">(&lt;TS&gt;)</text:span><text:span text:style-name="T29"> </text:span><text:span text:style-name="T30">(&lt;&lt;)</text:span><text:span text:style-name="T29"> </text:span><text:span text:style-name="T37">41h</text:span><text:span text:style-name="T21"> </text:span><text:span text:style-name="T37">42h</text:span><text:span text:style-name="T21"> </text:span><text:span text:style-name="T37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73">(&lt;TS&gt;</text:span><text:span text:style-name="T14">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76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76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73">(&lt;TS&gt;</text:span><text:span text:style-name="T14">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76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74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75">(&lt;TS&gt;)</text:span><text:span text:style-name="T87"> </text:span><text:span text:style-name="T88">(&gt;&gt;)</text:span><text:span text:style-name="T87"> </text:span><text:span text:style-name="T89">41h</text:span><text:span text:style-name="T90"> </text:span><text:span text:style-name="T89">42h</text:span><text:span text:style-name="T90"> </text:span><text:span text:style-name="T89">43h</text:span><text:span text:style-name="T90"> </text:span><text:span text:style-name="T89">31h</text:span><text:span text:style-name="T90"> </text:span><text:span text:style-name="T89">32h</text:span><text:span text:style-name="T90"> </text:span><text:span text:style-name="T89">33h</text:span><text:span text:style-name="T90"> </text:span><text:span text:style-name="T89">41h</text:span><text:span text:style-name="T90"> </text:span><text:span text:style-name="T16">42h</text:span><text:span text:style-name="T21"> </text:span><text:span text:style-name="T22">(8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91">41h</text:span><text:span text:style-name="T92"> </text:span><text:span text:style-name="T5">42h</text:span><text:span text:style-name="T92"> </text:span><text:span text:style-name="T93">(8)</text:span><text:span text:style-name="T94"> will only be appended after the delay,</text:span></text:p>
            <text:p><text:span text:style-name="T94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73">(&lt;TS&gt;</text:span><text:span text:style-name="T14">)</text:span><text:span text:style-name="T15"> </text:span><text:span text:style-name="T74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75">(&lt;TS&gt;</text:span><text:span text:style-name="T76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95">(&lt;TS&gt;</text:span><text:span text:style-name="T7">)</text:span><text:span text:style-name="T8"> </text:span><text:span text:style-name="T47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1">(2)</text:span></text:p>
            <text:p><text:span text:style-name="T63">(&lt;TS&gt;</text:span><text:span text:style-name="T64">)</text:span><text:span text:style-name="T65"> </text:span><text:span text:style-name="T66">(&gt;&gt;)</text:span><text:span text:style-name="T65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1">(3)</text:span></text:p>
            <text:p><text:span text:style-name="T63">(&lt;TS&gt;</text:span><text:span text:style-name="T64">)</text:span><text:span text:style-name="T65"> </text:span><text:span text:style-name="T66">(&gt;&gt;)</text:span><text:span text:style-name="T65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95">(&lt;TS&gt;</text:span><text:span text:style-name="T7">)</text:span><text:span text:style-name="T8"> </text:span><text:span text:style-name="T47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1">(3)</text:span></text:p>
            <text:p><text:span text:style-name="T63">(&lt;TS&gt;</text:span><text:span text:style-name="T64">)</text:span><text:span text:style-name="T65"> </text:span><text:span text:style-name="T66">(&gt;&gt;)</text:span><text:span text:style-name="T65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1">(4)</text:span></text:p>
            <text:p><text:span text:style-name="T63">(&lt;TS&gt;</text:span><text:span text:style-name="T64">)</text:span><text:span text:style-name="T65"> </text:span><text:span text:style-name="T66">(&gt;&gt;)</text:span><text:span text:style-name="T65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|Regex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76">(&gt;&gt;)</text:span><text:span text:style-name="T29"> </text:span><text:span text:style-name="T16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39">   </text:span><text:span text:style-name="T40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97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6">(&lt;&lt;)</text:span><text:span text:style-name="T29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39">   </text:span><text:span text:style-name="T40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39"> </text:span><text:span text:style-name="T40">(1)</text:span><text:span text:style-name="T96">    in receiving terminal</text:span></text:p>
            <text:p><text:span text:style-name="T76">(&lt;&lt;)</text:span><text:span text:style-name="T29"> </text:span><text:span text:style-name="T37">X</text:span><text:span text:style-name="T99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39"> </text:span><text:span text:style-name="T40">(1)</text:span><text:span text:style-name="T96">    in receiving terminal</text:span></text:p>
            <text:p><text:span text:style-name="T76">(&lt;&lt;)</text:span><text:span text:style-name="T29"> </text:span><text:span text:style-name="T37">X</text:span><text:span text:style-name="T99">&lt;CR&gt;&lt;LF&gt;</text:span><text:span text:style-name="T24"> </text:span><text:span text:style-name="T22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4">(&lt;&lt;)</text:span><text:span text:style-name="T35"> </text:span><text:span text:style-name="T41">A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</text:p>
            <text:p><text:span text:style-name="T34">(&lt;&lt;)</text:span><text:span text:style-name="T35"> </text:span><text:span text:style-name="T41">B</text:span><text:span text:style-name="T39"> </text:span><text:span text:style-name="T40">(1)</text:span>    in sending terminal</text:p>
            <text:p/>
            <text:p><text:span text:style-name="T34">(&gt;&gt;)</text:span><text:span text:style-name="T35"> </text:span><text:span text:style-name="T38">A</text:span><text:span text:style-name="T39"> </text:span><text:span text:style-name="T40">(1)</text:span><text:span text:style-name="T96">  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4">(&lt;&lt;)</text:span><text:span text:style-name="T35"> </text:span><text:span text:style-name="T41">A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</text:p>
            <text:p><text:span text:style-name="T34">(&lt;&lt;)</text:span><text:span text:style-name="T35"> </text:span><text:span text:style-name="T41">B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    in sending terminal</text:p>
            <text:p/>
            <text:p><text:span text:style-name="T34">(&gt;&gt;)</text:span><text:span text:style-name="T35"> </text:span><text:span text:style-name="T38">A</text:span><text:span text:style-name="T39"> </text:span><text:span text:style-name="T40">(1)</text:span><text:span text:style-name="T96">  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4">(&lt;&lt;)</text:span><text:span text:style-name="T35"> </text:span><text:span text:style-name="T41">A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</text:p>
            <text:p><text:span text:style-name="T34">(&lt;&lt;)</text:span><text:span text:style-name="T35"> </text:span><text:span text:style-name="T41">B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</text:p>
            <text:p><text:span text:style-name="T34">(&lt;&lt;)</text:span><text:span text:style-name="T35">  </text:span><text:span text:style-name="T36">(0) </text:span>    in sending terminal</text:p>
            <text:p/>
            <text:p><text:span text:style-name="T34">(&gt;&gt;)</text:span><text:span text:style-name="T35"> </text:span><text:span text:style-name="T38">A</text:span><text:span text:style-name="T39"> </text:span><text:span text:style-name="T40">(1)</text:span><text:span text:style-name="T96">  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2">(&lt;&lt;)</text:span><text:span text:style-name="T103"> </text:span><text:span text:style-name="T41">A</text:span><text:span text:style-name="T39"> </text:span><text:span text:style-name="T40">(1)</text:span></text:p>
            <text:p><text:span text:style-name="T34">(&lt;&lt;)</text:span><text:span text:style-name="T35"> </text:span><text:span text:style-name="T41">A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</text:p>
            <text:p><text:span text:style-name="T34">(&lt;&lt;)</text:span><text:span text:style-name="T35"> </text:span><text:span text:style-name="T41">B</text:span><text:span text:style-name="T39"> </text:span><text:span text:style-name="T40">(1)</text:span></text:p>
            <text:p><text:span text:style-name="T34">(&gt;&gt;)</text:span><text:span text:style-name="T35"> </text:span><text:span text:style-name="T38">X</text:span><text:span text:style-name="T39"> </text:span><text:span text:style-name="T40">(1)</text:span></text:p>
            <text:p><text:span text:style-name="T34">(&lt;&lt;)</text:span><text:span text:style-name="T35">  </text:span><text:span text:style-name="T36">(0)</text:span></text:p>
            <text:p><text:span text:style-name="T34">(&lt;&lt;)</text:span><text:span text:style-name="T35"> </text:span><text:span text:style-name="T41">B</text:span><text:span text:style-name="T39"> </text:span><text:span text:style-name="T40">(1)</text:span>    in sending terminal</text:p>
            <text:p/>
            <text:p><text:span text:style-name="T102">(&gt;&gt;)</text:span><text:span text:style-name="T103"> </text:span><text:span text:style-name="T38">A</text:span><text:span text:style-name="T97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38">A</text:span><text:span text:style-name="T39"> </text:span><text:span text:style-name="T40">(1)</text:span><text:span text:style-name="T96">  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CR&gt;&lt;LF&gt;</text:span><text:span text:style-name="T35"> </text:span><text:span text:style-name="T36">(2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6">(&lt;&lt;)</text:span><text:span text:style-name="T29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39">   </text:span><text:span text:style-name="T40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8"> </text:span><text:span text:style-name="T40">(2)</text:span><text:span text:style-name="T96">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8"> </text:span><text:span text:style-name="T40">(2)</text:span><text:span text:style-name="T104"> </text:span><text:span text:style-name="T96">in receiving terminal</text:span></text:p>
            <text:p><text:span text:style-name="T102">(&lt;&lt;)</text:span><text:span text:style-name="T103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LF&gt;</text:span><text:span text:style-name="T35"> </text:span><text:span text:style-name="T36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</text:p>
            <text:p><text:span text:style-name="T76">(&lt;&lt;)</text:span><text:span text:style-name="T29"> </text:span><text:span text:style-name="T37">B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8"> </text:span><text:span text:style-name="T40">(2)</text:span><text:span text:style-name="T104"> </text:span><text:span text:style-name="T96">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LF&gt;</text:span><text:span text:style-name="T35"> </text:span><text:span text:style-name="T36">(1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100">&lt;CR&gt; </text:span><text:span text:style-name="T105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74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100">&lt;CR&gt;</text:span><text:span text:style-name="T35"> </text:span><text:span text:style-name="T36">(1)</text:span><text:span text:style-name="T105">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74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100">&lt;CR&gt;</text:span><text:span text:style-name="T35"> </text:span><text:span text:style-name="T36">(1)</text:span><text:span text:style-name="T105">  in receiving terminal</text:span></text:p>
            <text:p><text:span text:style-name="T102">(&lt;&lt;)</text:span><text:span text:style-name="T103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LF&gt;</text:span><text:span text:style-name="T35"> </text:span><text:span text:style-name="T36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74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76">(&lt;&lt;)</text:span><text:span text:style-name="T29"> </text:span><text:span text:style-name="T37">B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100">&lt;CR&gt;</text:span><text:span text:style-name="T35"> </text:span><text:span text:style-name="T36">(1)</text:span><text:span text:style-name="T105">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100">&lt;LF&gt;</text:span><text:span text:style-name="T35"> </text:span><text:span text:style-name="T36">(1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6">(&lt;&lt;)</text:span><text:span text:style-name="T29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39">   </text:span><text:span text:style-name="T40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8"> </text:span><text:span text:style-name="T40">(2)</text:span><text:span text:style-name="T96">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</text:p>
            <text:p><text:span text:style-name="T76">(&lt;&lt;)</text:span><text:span text:style-name="T29"> </text:span><text:span text:style-name="T106">&lt;CR&gt;</text:span><text:span text:style-name="T37">B</text:span><text:span text:style-name="T99">&lt;LF&gt;</text:span> 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8"> </text:span><text:span text:style-name="T40">(2)</text:span><text:span text:style-name="T96"> in receiving terminal</text:span></text:p>
            <text:p><text:span text:style-name="T102">(&lt;&lt;)</text:span><text:span text:style-name="T103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38">B</text:span><text:span text:style-name="T97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76">(&gt;&gt;)</text:span><text:span text:style-name="T29"> </text:span><text:span text:style-name="T16">X</text:span><text:span text:style-name="T21"> </text:span><text:span text:style-name="T22">(1)</text:span></text:p>
            <text:p><text:span text:style-name="T76">(&lt;&lt;)</text:span><text:span text:style-name="T29"> </text:span><text:span text:style-name="T106">&lt;CR&gt;</text:span><text:span text:style-name="T37">B</text:span><text:span text:style-name="T99">&lt;LF&gt;</text:span><text:span text:style-name="T24"> </text:span><text:span text:style-name="T22">(3)</text:span>  in sending terminal</text:p>
            <text:p/>
            <text:p><text:span text:style-name="T34">(&gt;&gt;)</text:span><text:span text:style-name="T35"> </text:span><text:span text:style-name="T38">A</text:span><text:span text:style-name="T97">&lt;CR&gt;</text:span><text:span text:style-name="T98"> </text:span><text:span text:style-name="T40">(2)</text:span><text:span text:style-name="T96"> in receiving terminal</text:span></text:p>
            <text:p><text:span text:style-name="T102">(&lt;&lt;)</text:span><text:span text:style-name="T103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38">B</text:span><text:span text:style-name="T97">&lt;LF&gt;&lt;CR&gt;&lt;LF&gt;</text:span><text:span text:style-name="T98"> </text:span><text:span text:style-name="T40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4">(&gt;&gt;)</text:span><text:span text:style-name="T35"> </text:span><text:span text:style-name="T100">&lt;CR&gt; </text:span><text:span text:style-name="T105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74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4">(&gt;&gt;)</text:span><text:span text:style-name="T35"> </text:span><text:span text:style-name="T100">&lt;CR&gt;</text:span><text:span text:style-name="T35"> </text:span><text:span text:style-name="T36">(1)</text:span><text:span text:style-name="T105">  in receiving terminal</text:span></text:p>
            <text:p><text:span text:style-name="T34">(&lt;&lt;)</text:span><text:span text:style-name="T35"> </text:span><text:span text:style-name="T41">X</text:span><text:span text:style-name="T101">&lt;CR&gt;&lt;LF&gt;</text:span><text:span text:style-name="T98"> </text:span><text:span text:style-name="T40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74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76">(&lt;&lt;)</text:span><text:span text:style-name="T29"> </text:span><text:span text:style-name="T106">&lt;CR&gt;</text:span><text:span text:style-name="T37">B</text:span><text:span text:style-name="T21"> </text:span><text:span text:style-name="T22">(2)</text:span>  in sending terminal</text:p>
            <text:p/>
            <text:p><text:span text:style-name="T34">(&gt;&gt;)</text:span><text:span text:style-name="T35"> </text:span><text:span text:style-name="T100">&lt;CR&gt;</text:span><text:span text:style-name="T35"> </text:span><text:span text:style-name="T36">(1)</text:span><text:span text:style-name="T105">  in receiving terminal</text:span></text:p>
            <text:p><text:span text:style-name="T102">(&lt;&lt;)</text:span><text:span text:style-name="T103"> </text:span><text:span text:style-name="T41">X</text:span><text:span text:style-name="T101">&lt;CR&gt;&lt;LF&gt;</text:span><text:span text:style-name="T98"> </text:span><text:span text:style-name="T40">(3)</text:span></text:p>
            <text:p><text:span text:style-name="T34">(&gt;&gt;)</text:span><text:span text:style-name="T35"> </text:span><text:span text:style-name="T38">B</text:span><text:span text:style-name="T97">&lt;CR&gt;&lt;LF&gt;</text:span><text:span text:style-name="T98"> </text:span><text:span text:style-name="T40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107">Note that display elements are text-only and no longer contain the underlying typed</text:span></text:p>
            <text:p><text:span text:style-name="T107">information such as the time stamp of the origin. Since the XML schema is strongly-</text:span></text:p>
            <text:p><text:span text:style-name="T107">typed again, the items need to be reconstructed. Not optimal, but simply a trade-off</text:span></text:p>
            <text:p><text:span text:style-name="T10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slightly above the right end of the 2<text:span text:style-name="T10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9">
          <table:table-cell table:number-columns-repeated="3"/>
          <table:table-cell office:value-type="string" calcext:value-type="string">
            <text:p>"Help &gt; About" &gt; Click slightly above the right end of the 3<text:span text:style-name="T108">rd</text:span> line</text:p>
          </table:table-cell>
          <table:table-cell office:value-type="string" calcext:value-type="string">
            <text:p>Repeat steps above, except <text:span text:style-name="T109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0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.00.0000</text:date>, <text:time style:data-style-name="N2" text:time-value="13:55:01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5DT11H23M23S</meta:editing-duration>
    <meta:editing-cycles>529</meta:editing-cycles>
    <meta:generator>LibreOffice/6.1.5.2$Windows_X86_64 LibreOffice_project/90f8dcf33c87b3705e78202e3df5142b201bd805</meta:generator>
    <dc:date>2019-11-30T22:02:22.094000000</dc:date>
    <meta:print-date>2013-02-02T14:44:49.07</meta:print-date>
    <meta:document-statistic meta:table-count="13" meta:cell-count="2155" meta:object-count="0"/>
    <meta:user-defined meta:name="Info 1"/>
    <meta:user-defined meta:name="Info 2"/>
    <meta:user-defined meta:name="Info 3"/>
    <meta:user-defined meta:name="Info 4"/>
  </office:meta>
</office:document-meta>
</file>